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03b" officeooo:paragraph-rsid="0013403b"/>
    </style:style>
    <style:style style:name="P2" style:family="paragraph" style:parent-style-name="Standard">
      <style:text-properties officeooo:rsid="0013521e" officeooo:paragraph-rsid="0013521e"/>
    </style:style>
    <style:style style:name="P3" style:family="paragraph" style:parent-style-name="Standard">
      <style:text-properties officeooo:rsid="0013521e" officeooo:paragraph-rsid="00156ede"/>
    </style:style>
    <style:style style:name="P4" style:family="paragraph" style:parent-style-name="Standard">
      <style:text-properties officeooo:rsid="00156ede" officeooo:paragraph-rsid="00156ede"/>
    </style:style>
    <style:style style:name="P5" style:family="paragraph" style:parent-style-name="Standard">
      <style:text-properties officeooo:rsid="0015aa9a" officeooo:paragraph-rsid="0015aa9a"/>
    </style:style>
    <style:style style:name="P6" style:family="paragraph" style:parent-style-name="Standard">
      <style:text-properties officeooo:rsid="00179c5a" officeooo:paragraph-rsid="00179c5a"/>
    </style:style>
    <style:style style:name="P7" style:family="paragraph" style:parent-style-name="Standard">
      <style:text-properties officeooo:rsid="001925f6" officeooo:paragraph-rsid="001925f6"/>
    </style:style>
    <style:style style:name="T1" style:family="text">
      <style:text-properties officeooo:rsid="00143bee"/>
    </style:style>
    <style:style style:name="T2" style:family="text">
      <style:text-properties officeooo:rsid="00156ede"/>
    </style:style>
    <style:style style:name="T3" style:family="text">
      <style:text-properties officeooo:rsid="00179c5a"/>
    </style:style>
    <style:style style:name="T4" style:family="text">
      <style:text-properties officeooo:rsid="001925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roduct</text:p>
      <text:p text:style-name="P1">- Shop gateway</text:p>
      <text:p text:style-name="P1"/>
      <text:p text:style-name="P2">Dependency management <text:span text:style-name="T2">tag</text:span>: if a dependency is called from a child project use the following version of said dependency. <text:span text:style-name="T1">Calling certain dependencies all of the project is going to use is useful, to avoid forgetting to include when creating multiple micro-services. As well as avoiding all different micro-services having different versions of the same dependency.</text:span></text:p>
      <text:p text:style-name="P3"/>
      <text:p text:style-name="P2">“<text:span text:style-name="T2">My parent it calls a bunch of things”</text:span></text:p>
      <text:p text:style-name="P2"/>
      <text:p text:style-name="P4">General contains</text:p>
      <text:p text:style-name="P2"/>
      <text:p text:style-name="P4">DTO’s contain POJO’s (plain old Java objects).</text:p>
      <text:p text:style-name="P4">Pre-determined exceptions</text:p>
      <text:p text:style-name="P5">Mapping take variables from one object and out them in another. (Object to object, object to JSON).</text:p>
      <text:p text:style-name="P5"/>
      <text:p text:style-name="P5">These will be set globally to apply to be used by dependencies</text:p>
      <text:p text:style-name="P5">Utils</text:p>
      <text:p text:style-name="P5">Config: <text:span text:style-name="T3">we don’t want to create instances, we want them to be handled by Springboot so we Autowire them in to create the beans. The CoreConfig class will be called by the CoreConfig</text:span></text:p>
      <text:p text:style-name="P5"/>
      <text:p text:style-name="P6">This bean will act as a mapping to return an instance of it.</text:p>
      <text:p text:style-name="P6"/>
      <text:p text:style-name="P7">Product:</text:p>
      <text:p text:style-name="P7">- Controller</text:p>
      <text:p text:style-name="P7">- DTO</text:p>
      <text:p text:style-name="P7">- Domain</text:p>
      <text:p text:style-name="P7"><text:tab/>- Entities</text:p>
      <text:p text:style-name="P7"><text:tab/>- Repository</text:p>
      <text:p text:style-name="P6">- <text:span text:style-name="T4">Servi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1:38:12.391597748</meta:creation-date>
    <dc:date>2019-11-12T16:59:21.956773280</dc:date>
    <meta:editing-duration>PT3H5M37S</meta:editing-duration>
    <meta:editing-cycles>1</meta:editing-cycles>
    <meta:document-statistic meta:table-count="0" meta:image-count="0" meta:object-count="0" meta:page-count="1" meta:paragraph-count="19" meta:word-count="168" meta:character-count="984" meta:non-whitespace-character-count="833"/>
    <meta:generator>LibreOffice/6.2.7.1$Linux_X86_64 LibreOffice_project/20$Build-1</meta:generator>
  </office:meta>
</office:document-meta>
</file>